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ZAGACETA RENGIFO, MARCOS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2499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GACETA RENGIFO, MARCOS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249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60680582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5 - Trans. Aer. Caja Codornices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884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2391104</text:p>
          </table:table-cell>
          <table:table-cell table:style-name="Tabla2.A2" office:value-type="string">
            <text:p text:style-name="P7">9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GESA</text:p>
          </table:table-cell>
          <table:table-cell table:style-name="Tabla3.A2" office:value-type="string">
            <text:p text:style-name="P20">CODORNIZ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2:37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